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91b4" officeooo:paragraph-rsid="002091b4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darkness-manish@darknessmanish-HP-Laptop-15-bs1xx</text:span>:<text:span text:style-name="T2">~</text:span>$ umake ide idea</text:p>
      <text:p text:style-name="Preformatted_20_Text"/>
      <text:p text:style-name="Preformatted_20_Text">Choose installation path: /home/darkness-manish/.local/share/umake/ide/idea</text:p>
      <text:p text:style-name="Preformatted_20_Text">Downloading and installing requirements <text:s text:c="38"/>|</text:p>
      <text:p text:style-name="Preformatted_20_Text">100% |########################################################################|</text:p>
      <text:p text:style-name="Preformatted_20_Text">Installing Idea</text:p>
      <text:p text:style-name="Preformatted_20_Text">/home/darkness-manish/.local/share/umake/ide/idea/bin/idea.sh <text:s text:c="7"/># <text:s text:c="8"/>|</text:p>
      <text:p text:style-name="Preformatted_20_Text">|##############################################################################|</text:p>
      <text:p text:style-name="P2">Installation done</text:p>
      <text:p text:style-name="Preformatted_20_Text"/>
      <text:p text:style-name="P1">how i start </text:p>
      <text:p text:style-name="P1"/>
      <text:p text:style-name="P1">darkness-manish@darknessmanish-HP-Laptop-15-bs1xx:/$ /home/darkness-manish/.local/share/umake/ide/idea/bin/idea.sh <text:s/></text:p>
      <text:p text:style-name="P1">OpenJDK 64-Bit Server VM warning: Option UseConcMarkSweepGC was deprecated in version 9.0 and will likely be removed in a future rele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9:05:52.071562377</meta:creation-date>
    <dc:date>2019-11-08T10:09:10.055746733</dc:date>
    <meta:editing-duration>PT25M4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49" meta:character-count="757" meta:non-whitespace-character-count="663"/>
  </office:meta>
</office:document-meta>
</file>